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59d" officeooo:paragraph-rsid="0014d59d"/>
    </style:style>
    <style:style style:name="P2" style:family="paragraph" style:parent-style-name="Standard" style:list-style-name="L2">
      <style:text-properties officeooo:rsid="0014d59d" officeooo:paragraph-rsid="0014d59d"/>
    </style:style>
    <style:style style:name="P3" style:family="paragraph" style:parent-style-name="Standard" style:list-style-name="L2">
      <style:text-properties officeooo:paragraph-rsid="0018e9de"/>
    </style:style>
    <style:style style:name="P4" style:family="paragraph" style:parent-style-name="Standard" style:list-style-name="L2">
      <style:text-properties officeooo:rsid="0015b300" officeooo:paragraph-rsid="0015b300"/>
    </style:style>
    <style:style style:name="P5" style:family="paragraph" style:parent-style-name="Standard" style:list-style-name="L2">
      <style:text-properties officeooo:rsid="0016168f" officeooo:paragraph-rsid="0016168f"/>
    </style:style>
    <style:style style:name="P6" style:family="paragraph" style:parent-style-name="Standard" style:list-style-name="L2">
      <style:text-properties officeooo:rsid="001c038f" officeooo:paragraph-rsid="001c038f"/>
    </style:style>
    <style:style style:name="P7" style:family="paragraph" style:parent-style-name="Standard" style:list-style-name="L2">
      <style:text-properties fo:font-weight="normal" officeooo:rsid="001c46e6" officeooo:paragraph-rsid="001c46e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b300" style:font-weight-asian="bold" style:font-weight-complex="bold"/>
    </style:style>
    <style:style style:name="T3" style:family="text">
      <style:text-properties fo:font-weight="bold" officeooo:rsid="0018c363" style:font-weight-asian="bold" style:font-weight-complex="bold"/>
    </style:style>
    <style:style style:name="T4" style:family="text">
      <style:text-properties fo:font-weight="bold" officeooo:rsid="0018e9de" style:font-weight-asian="bold" style:font-weight-complex="bold"/>
    </style:style>
    <style:style style:name="T5" style:family="text">
      <style:text-properties fo:font-weight="bold" officeooo:rsid="001ad832" style:font-weight-asian="bold" style:font-weight-complex="bold"/>
    </style:style>
    <style:style style:name="T6" style:family="text">
      <style:text-properties fo:font-weight="bold" officeooo:rsid="001c46e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8c363"/>
    </style:style>
    <style:style style:name="T9" style:family="text">
      <style:text-properties officeooo:rsid="0018e9de"/>
    </style:style>
    <style:style style:name="T10" style:family="text">
      <style:text-properties officeooo:rsid="001a7379"/>
    </style:style>
    <style:style style:name="T11" style:family="text">
      <style:text-properties officeooo:rsid="001aba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04</text:p>
      <text:p text:style-name="P1"/>
      <text:list xml:id="list3714692093" text:style-name="L2">
        <text:list-header>
          <text:p text:style-name="P2"/>
        </text:list-header>
        <text:list-item>
          <text:p text:style-name="P2">Borra todos los usuarios utilizados para pruebas en tareas anteriores.</text:p>
          <text:p text:style-name="P2"/>
        </text:list-item>
        <text:list-item>
          <text:p text:style-name="P2">Crea los usuarios <text:s/><text:span text:style-name="T1">profe_mate1</text:span>, <text:span text:style-name="T1">profe_mate2</text:span>, <text:span text:style-name="T1">profe_daw1</text:span>, <text:span text:style-name="T1">profe_daw2</text:span> y <text:span text:style-name="T1">profe_fis1.</text:span> Todos deben tener como clave hola.</text:p>
          <text:p text:style-name="P2"/>
        </text:list-item>
        <text:list-item>
          <text:p text:style-name="P2">Crea el grupo <text:span text:style-name="T1">profesores_daw.</text:span></text:p>
          <text:list>
            <text:list-item>
              <text:p text:style-name="P2">Añade los usuarios <text:s/><text:span text:style-name="T1">profe_daw1</text:span><text:span text:style-name="T7"> </text:span><text:span text:style-name="T2">y</text:span><text:span text:style-name="T7"> </text:span><text:span text:style-name="T1">profe_daw2</text:span> <text:span text:style-name="T1">profesores_daw.</text:span></text:p>
            </text:list-item>
          </text:list>
          <text:p text:style-name="P2"/>
        </text:list-item>
        <text:list-item>
          <text:p text:style-name="P2">Crea el grupo <text:span text:style-name="T1">profesores</text:span>.</text:p>
          <text:list>
            <text:list-item>
              <text:p text:style-name="P2">Añade los usuarios <text:s/><text:span text:style-name="T1">profe_mate1</text:span>, <text:span text:style-name="T1">profe_mate2</text:span>, <text:span text:style-name="T1">profe_daw1</text:span>, <text:span text:style-name="T1">profe_daw2</text:span> y <text:span text:style-name="T1">profe_fis1 </text:span><text:span text:style-name="T7">a <text:s/></text:span><text:span text:style-name="T1">profesores.</text:span><text:span text:style-name="T7"> </text:span></text:p>
              <text:p text:style-name="P2"><text:span text:style-name="T1"/></text:p>
            </text:list-item>
          </text:list>
        </text:list-item>
        <text:list-item>
          <text:p text:style-name="P4">Crea los usuarios <text:span text:style-name="T1">alumno_eso1, alumno_eso2, alumno_daw1 y alumno_daw2</text:span>.</text:p>
          <text:p text:style-name="P4"/>
        </text:list-item>
        <text:list-item>
          <text:p text:style-name="P4">Crea el grupo <text:span text:style-name="T1">alumnos</text:span>.</text:p>
          <text:list>
            <text:list-item>
              <text:p text:style-name="P4">Añade al grupo <text:span text:style-name="T1">alumnos</text:span> los usuarios <text:s/><text:span text:style-name="T1">alumno_eso1, alumno_eso2, alumno_daw1 y alumno_daw2.</text:span></text:p>
              <text:p text:style-name="P4"><text:span text:style-name="T1"/></text:p>
            </text:list-item>
          </text:list>
        </text:list-item>
        <text:list-item>
          <text:p text:style-name="P4">Crea el grupo <text:span text:style-name="T1">alumnos_daw</text:span>.</text:p>
          <text:list>
            <text:list-item>
              <text:p text:style-name="P4">Añade al grupo <text:span text:style-name="T1">alumnos_daw</text:span> los usuarios <text:s/><text:span text:style-name="T1">alumno_daw1 y alumno_daw2.</text:span></text:p>
              <text:p text:style-name="P4"><text:span text:style-name="T1"/></text:p>
            </text:list-item>
          </text:list>
        </text:list-item>
        <text:list-item>
          <text:p text:style-name="P4">Crea el grupo <text:span text:style-name="T1">alumnos_eso</text:span>.</text:p>
          <text:list>
            <text:list-item>
              <text:p text:style-name="P4">Añade al grupo <text:span text:style-name="T1">alumnos_eso</text:span> los usuarios <text:s/><text:span text:style-name="T1">alumno_eso1 y alumno_eso2.</text:span></text:p>
              <text:p text:style-name="P4"><text:span text:style-name="T1"/></text:p>
            </text:list-item>
          </text:list>
        </text:list-item>
        <text:list-item>
          <text:p text:style-name="P5">Crea la carpeta <text:span text:style-name="T1">instituto</text:span> dentro de tu carpeta personal.</text:p>
          <text:list>
            <text:list-item>
              <text:p text:style-name="P3"><text:span text:style-name="T9">La carpeta </text:span><text:span text:style-name="T4">instituto</text:span><text:span text:style-name="T9"> será </text:span><text:span text:style-name="T4">administrada</text:span><text:span text:style-name="T9"> </text:span><text:span text:style-name="T10">(tendrán todos los privilegios)</text:span><text:span text:style-name="T9"> por el </text:span><text:span text:style-name="T4">root</text:span><text:span text:style-name="T9"> o usuarios que pertenezcan al grupo </text:span><text:span text:style-name="T4">adm</text:span><text:span text:style-name="T9">, el resto de usuarios solo podrá</text:span><text:span text:style-name="T10">n</text:span><text:span text:style-name="T9"> entrar y ver el contenido. Establece los permisos para ello. </text:span><text:span text:style-name="T11">Debes cambiar también los propietarios.</text:span></text:p>
              <text:p text:style-name="P3"><text:span text:style-name="T9"><text:s/></text:span></text:p>
            </text:list-item>
          </text:list>
        </text:list-item>
        <text:list-item>
          <text:p text:style-name="P5">Crea dentro de <text:span text:style-name="T1">instituto</text:span> la carpeta <text:span text:style-name="T3">alumnos_</text:span><text:span text:style-name="T5">eso</text:span><text:span text:style-name="T8">. </text:span></text:p>
          <text:list>
            <text:list-item>
              <text:p text:style-name="P6">Donde la administra el root (todos los permisos), los alumnos de la eso pueden leer y escribir pero no ejecutar y el resto de usuarios solo pueden leer.</text:p>
              <text:p text:style-name="P6"/>
            </text:list-item>
          </text:list>
        </text:list-item>
        <text:list-item>
          <text:p text:style-name="P6">Crea dentro de <text:span text:style-name="T1">instituto</text:span> la carpeta <text:span text:style-name="T1">alumnos_daw</text:span>.</text:p>
          <text:list>
            <text:list-item>
              <text:p text:style-name="P6">Donde la administra el <text:span text:style-name="T1">root</text:span>, los <text:span text:style-name="T1">alumnos</text:span> de <text:span text:style-name="T1">daw</text:span> pueden leer, escribir y ejecutar y el <text:span text:style-name="T1">resto de usuarios</text:span> solo pueden leer.</text:p>
              <text:p text:style-name="P6"/>
            </text:list-item>
          </text:list>
        </text:list-item>
        <text:list-item>
          <text:p text:style-name="P6">Crea dentro de <text:span text:style-name="T1">instituto</text:span> la carpeta <text:span text:style-name="T6">profesores.</text:span></text:p>
          <text:list>
            <text:list-item>
              <text:p text:style-name="P7">Todos los profesores podrán entrar en esta carpeta para leer modificar y ejecutar. El resto de usuarios no podrán ni acceder.</text:p>
            </text:list-item>
            <text:list-item>
              <text:p text:style-name="P7">Crea dentro otra para los p<text:span text:style-name="T1">rofesores de daw</text:span> donde solo ellos puedan entrar para escribir leer y ejecutar.</text:p>
            </text:list-item>
          </text:list>
        </text:list-item>
        <text:list-item>
          <text:p text:style-name="P7">Crea una capeta llamada publica donde todos los usuarios pueden leer, escribir y ejecutar.</text:p>
          <text:p text:style-name="P7"/>
        </text:list-item>
        <text:list-item>
          <text:p text:style-name="P7">Aque nos estamos refiriendo con poder ejecutar en este ejercici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08:50:58.756268545</meta:creation-date>
    <dc:date>2021-01-22T14:28:42.025236761</dc:date>
    <meta:editing-duration>PT44M47S</meta:editing-duration>
    <meta:editing-cycles>7</meta:editing-cycles>
    <meta:generator>LibreOffice/6.4.5.2$Linux_X86_64 LibreOffice_project/40$Build-2</meta:generator>
    <meta:document-statistic meta:table-count="0" meta:image-count="0" meta:object-count="0" meta:page-count="1" meta:paragraph-count="26" meta:word-count="308" meta:character-count="1939" meta:non-whitespace-character-count="1670"/>
  </office:meta>
</office:document-meta>
</file>